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a9d3" officeooo:paragraph-rsid="001b0b5f"/>
    </style:style>
    <style:style style:name="P2" style:family="paragraph" style:parent-style-name="Standard">
      <style:text-properties officeooo:rsid="0017f25a" officeooo:paragraph-rsid="001b0b5f"/>
    </style:style>
    <style:style style:name="P3" style:family="paragraph" style:parent-style-name="Standard">
      <style:text-properties officeooo:rsid="00190881" officeooo:paragraph-rsid="001b0b5f"/>
    </style:style>
    <style:style style:name="P4" style:family="paragraph" style:parent-style-name="Standard">
      <style:text-properties fo:font-weight="bold" officeooo:rsid="000fa9d3" officeooo:paragraph-rsid="001b0b5f" style:font-weight-asian="bold" style:font-weight-complex="bold"/>
    </style:style>
    <style:style style:name="P5" style:family="paragraph" style:parent-style-name="Standard">
      <style:text-properties fo:font-weight="bold" officeooo:rsid="001b0b5f" officeooo:paragraph-rsid="001b0b5f" style:font-weight-asian="bold" style:font-weight-complex="bold"/>
    </style:style>
    <style:style style:name="T1" style:family="text">
      <style:text-properties officeooo:rsid="000fa9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Net architecture with Batch Normalisation</text:p>
      <text:p text:style-name="P2">Feature scaling: Standard Scaler. Feature scaling performed on the features of the training dataset and the same mean, variance is used to scale the testing dataset</text:p>
      <text:p text:style-name="P2">ReLU activation function in all layers</text:p>
      <text:p text:style-name="P3">Validation loss after <text:span text:style-name="T1">400 epochs: </text:span></text:p>
      <text:p text:style-name="P4">Learning rate=theoretical LR/2</text:p>
      <text:p text:style-name="P5">Same random weights initialized for constant and adaptive learning rate schemes</text:p>
      <text:p text:style-name="P1">SGD optimiz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8:36:47.299325081</meta:creation-date>
    <dc:date>2019-10-23T18:37:33.300445346</dc:date>
    <meta:editing-duration>PT4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58" meta:character-count="402" meta:non-whitespace-character-count="350"/>
  </office:meta>
</office:document-meta>
</file>